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fo:font-style="italic" officeooo:rsid="0041a877" officeooo:paragraph-rsid="0041a877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solid" style:text-underline-width="auto" style:text-underline-color="font-color" officeooo:rsid="0041a877" officeooo:paragraph-rsid="0041a877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solid" style:text-underline-width="auto" style:text-underline-color="font-color" fo:font-weight="bold" officeooo:rsid="0047e9b1" officeooo:paragraph-rsid="0047e9b1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solid" style:text-underline-width="auto" style:text-underline-color="font-color" fo:font-weight="bold" officeooo:rsid="0046a0e9" officeooo:paragraph-rsid="0046a0e9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officeooo:rsid="004bc627" officeooo:paragraph-rsid="004bc62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solid" style:text-underline-width="auto" style:text-underline-color="font-color" officeooo:rsid="0041a877" officeooo:paragraph-rsid="0041a877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solid" style:text-underline-width="auto" style:text-underline-color="font-color" officeooo:rsid="0041fa96" officeooo:paragraph-rsid="0041fa96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solid" style:text-underline-width="auto" style:text-underline-color="font-color" officeooo:rsid="00438546" officeooo:paragraph-rsid="00438546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solid" style:text-underline-width="auto" style:text-underline-color="font-color" officeooo:rsid="00438546" officeooo:paragraph-rsid="0044d0b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bd66b" officeooo:paragraph-rsid="004bd66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1a877" officeooo:paragraph-rsid="0041a87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4d0b0" officeooo:paragraph-rsid="0044d0b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6f6be" officeooo:paragraph-rsid="0046f6be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9dba4" officeooo:paragraph-rsid="0049dba4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style="normal" style:text-underline-style="none" officeooo:rsid="004aa003" officeooo:paragraph-rsid="004aa00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41a877" officeooo:paragraph-rsid="0041a87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438546" officeooo:paragraph-rsid="00438546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officeooo:rsid="0042ebfd" officeooo:paragraph-rsid="0041fa96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italic" style:text-underline-style="solid" style:text-underline-width="auto" style:text-underline-color="font-color" officeooo:rsid="0049dba4" officeooo:paragraph-rsid="0049dba4" style:letter-kerning="fals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italic" style:text-underline-style="none" officeooo:rsid="004bc627" officeooo:paragraph-rsid="004bc627" style:letter-kerning="fals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italic" style:text-underline-style="none" fo:font-weight="bold" officeooo:rsid="004bd66b" officeooo:paragraph-rsid="004bd66b" style:letter-kerning="false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italic" style:text-underline-style="none" fo:font-weight="bold" officeooo:rsid="004d030f" officeooo:paragraph-rsid="004d030f" style:letter-kerning="false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officeooo:rsid="004bc627" officeooo:paragraph-rsid="004bc627" style:letter-kerning="fals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officeooo:rsid="004bc627" officeooo:paragraph-rsid="004d3061" style:letter-kerning="false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officeooo:rsid="004d0723" officeooo:paragraph-rsid="004d0723" style:letter-kerning="false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officeooo:rsid="004bd66b" officeooo:paragraph-rsid="004bd66b" style:letter-kerning="false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4d030f" officeooo:paragraph-rsid="004d030f" style:letter-kerning="fals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4d030f" officeooo:paragraph-rsid="0041a877" style:letter-kerning="fals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27b3ab" style:font-weight-asian="normal" style:font-weight-complex="normal"/>
    </style:style>
    <style:style style:name="T3" style:family="text">
      <style:text-properties style:text-underline-style="none" officeooo:rsid="0041aad4"/>
    </style:style>
    <style:style style:name="T4" style:family="text">
      <style:text-properties style:text-underline-style="none" officeooo:rsid="0042ebfd"/>
    </style:style>
    <style:style style:name="T5" style:family="text">
      <style:text-properties style:text-underline-style="none" officeooo:rsid="0044d0b0"/>
    </style:style>
    <style:style style:name="T6" style:family="text">
      <style:text-properties style:text-underline-style="none" officeooo:rsid="0049b2f0"/>
    </style:style>
    <style:style style:name="T7" style:family="text">
      <style:text-properties officeooo:rsid="0029e996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officeooo:rsid="0030c72f"/>
    </style:style>
    <style:style style:name="T12" style:family="text">
      <style:text-properties officeooo:rsid="0041a877"/>
    </style:style>
    <style:style style:name="T13" style:family="text">
      <style:text-properties fo:color="#000000" style:text-outline="false" fo:letter-spacing="normal" fo:font-style="normal" style:letter-kerning="false" style:font-style-asian="normal" style:font-style-complex="normal"/>
    </style:style>
    <style:style style:name="T14" style:family="text">
      <style:text-properties fo:color="#000000" style:text-outline="false" fo:letter-spacing="normal" fo:font-style="normal" officeooo:rsid="004bd66b" style:letter-kerning="false" style:font-style-asian="normal" style:font-style-complex="normal"/>
    </style:style>
    <style:style style:name="T15" style:family="text">
      <style:text-properties fo:color="#000000" style:text-outline="false" fo:letter-spacing="normal" style:letter-kerning="false"/>
    </style:style>
    <style:style style:name="T16" style:family="text">
      <style:text-properties fo:color="#000000" style:text-outline="false" fo:letter-spacing="normal" fo:font-style="italic" style:letter-kerning="false" style:font-style-asian="italic" style:font-style-complex="italic"/>
    </style:style>
    <style:style style:name="T17" style:family="text">
      <style:text-properties officeooo:rsid="004d6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17">5</text:span></text:p>
      <text:p text:style-name="P1"/>
      <text:p text:style-name="P1">Andreas Timmermann, <text:span text:style-name="T11">Nhu Quynh</text:span></text:p>
      <text:p text:style-name="P1">Matrikelnummer: 4994606, …</text:p>
      <text:p text:style-name="P3"><text:span text:style-name="T2">Gruppe 1 (</text:span><text:bookmark text:name="studentViewForm:studentViewSectionsTable:2:instructorName"/>David <text:span text:style-name="T7">Bohn</text:span><text:span text:style-name="T2">)</text:span></text:p>
      <text:p text:style-name="P1"/>
      <text:p text:style-name="P4">Aufgabe 1)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5-11-26T22:33:20.668680000</dc:date>
    <meta:editing-duration>PT6H44M55S</meta:editing-duration>
    <meta:editing-cycles>57</meta:editing-cycles>
    <meta:document-statistic meta:table-count="0" meta:image-count="0" meta:object-count="0" meta:page-count="1" meta:paragraph-count="6" meta:word-count="18" meta:character-count="128" meta:non-whitespace-character-count="116"/>
  </office:meta>
</office:document-meta>
</file>